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99.04pt"/>
    </style:style>
    <style:style style:name="co5" style:family="table-column">
      <style:table-column-properties fo:break-before="auto" style:column-width="104.46pt"/>
    </style:style>
    <style:style style:name="co6" style:family="table-column">
      <style:table-column-properties fo:break-before="auto" style:column-width="109.84pt"/>
    </style:style>
    <style:style style:name="co7" style:family="table-column">
      <style:table-column-properties fo:break-before="auto" style:column-width="115.26pt"/>
    </style:style>
    <style:style style:name="co8" style:family="table-column">
      <style:table-column-properties fo:break-before="auto" style:column-width="120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-4-novec" table:style-name="ta1">
        <table:shapes>
          <draw:frame draw:z-index="0" draw:style-name="gr1" draw:text-style-name="P1" svg:width="622.83pt" svg:height="386.25pt" svg:x="30.44pt" svg:y="82.06pt">
            <loext:p draw:notify-on-update-of-ranges="'data-4-novec'.A2:'data-4-novec'.A5 'data-4-novec'.B1:'data-4-novec'.B1 'data-4-novec'.B2:'data-4-novec'.B5 'data-4-novec'.A2:'data-4-novec'.A5 'data-4-novec'.C1:'data-4-novec'.C1 'data-4-novec'.C2:'data-4-novec'.C5 'data-4-novec'.A2:'data-4-novec'.A5 'data-4-novec'.D1:'data-4-novec'.D1 'data-4-novec'.D2:'data-4-novec'.D5 'data-4-novec'.A2:'data-4-novec'.A5 'data-4-novec'.E1:'data-4-novec'.E1 'data-4-novec'.E2:'data-4-novec'.E5 'data-4-novec'.A2:'data-4-novec'.A5 'data-4-novec'.F1:'data-4-novec'.F1 'data-4-novec'.F2:'data-4-novec'.F5 'data-4-novec'.A2:'data-4-novec'.A5 'data-4-novec'.G1:'data-4-novec'.G1 'data-4-novec'.G2:'data-4-novec'.G5 'data-4-novec'.A2:'data-4-novec'.A5 'data-4-novec'.H1:'data-4-novec'.H1 'data-4-novec'.H2:'data-4-novec'.H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37.65pt" svg:height="386.25pt" svg:x="666.54pt" svg:y="80.56pt">
            <loext:p draw:notify-on-update-of-ranges="'data-4-novec'.B1:'data-4-novec'.H1 'data-4-novec'.A2:'data-4-novec'.A2 'data-4-novec'.B2:'data-4-novec'.H2 'data-4-novec'.B1:'data-4-novec'.H1 'data-4-novec'.A3:'data-4-novec'.A3 'data-4-novec'.B3:'data-4-novec'.H3 'data-4-novec'.B1:'data-4-novec'.H1 'data-4-novec'.A4:'data-4-novec'.A4 'data-4-novec'.B4:'data-4-novec'.H4 'data-4-novec'.B1:'data-4-novec'.H1 'data-4-novec'.A5:'data-4-novec'.A5 'data-4-novec'.B5:'data-4-novec'.H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UMT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4000000" calcext:value-type="float">
            <text:p>64000000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  <table:table-cell office:value-type="float" office:value="9.07" calcext:value-type="float">
            <text:p>9.07</text:p>
          </table:table-cell>
          <table:table-cell office:value-type="float" office:value="39.68" calcext:value-type="float">
            <text:p>39.68</text:p>
          </table:table-cell>
          <table:table-cell office:value-type="float" office:value="22.58" calcext:value-type="float">
            <text:p>22.58</text:p>
          </table:table-cell>
          <table:table-cell office:value-type="float" office:value="89.22" calcext:value-type="float">
            <text:p>89.22</text:p>
          </table:table-cell>
          <table:table-cell office:value-type="float" office:value="138.93" calcext:value-type="float">
            <text:p>138.93</text:p>
          </table:table-cell>
          <table:table-cell office:value-type="float" office:value="137.89" calcext:value-type="float">
            <text:p>137.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0.37</text:p>
          </table:table-cell>
          <table:table-cell office:value-type="float" office:value="12.31" calcext:value-type="float">
            <text:p>12.31</text:p>
          </table:table-cell>
          <table:table-cell office:value-type="float" office:value="3.79" calcext:value-type="float">
            <text:p>3.79</text:p>
          </table:table-cell>
          <table:table-cell office:value-type="float" office:value="124.24" calcext:value-type="float">
            <text:p>124.24</text:p>
          </table:table-cell>
          <table:table-cell office:value-type="float" office:value="232.24" calcext:value-type="float">
            <text:p>232.24</text:p>
          </table:table-cell>
          <table:table-cell office:value-type="float" office:value="265.54" calcext:value-type="float">
            <text:p>265.54</text:p>
          </table:table-cell>
          <table:table-cell office:value-type="float" office:value="263.77" calcext:value-type="float">
            <text:p>263.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7" calcext:value-type="float">
            <text:p>0.37</text:p>
          </table:table-cell>
          <table:table-cell office:value-type="float" office:value="8.1" calcext:value-type="float">
            <text:p>8.1</text:p>
          </table:table-cell>
          <table:table-cell office:value-type="float" office:value="40.02" calcext:value-type="float">
            <text:p>40.02</text:p>
          </table:table-cell>
          <table:table-cell office:value-type="float" office:value="159.48" calcext:value-type="float">
            <text:p>159.48</text:p>
          </table:table-cell>
          <table:table-cell office:value-type="float" office:value="299.85" calcext:value-type="float">
            <text:p>299.85</text:p>
          </table:table-cell>
          <table:table-cell office:value-type="float" office:value="382.41" calcext:value-type="float">
            <text:p>382.41</text:p>
          </table:table-cell>
          <table:table-cell office:value-type="float" office:value="385.78" calcext:value-type="float">
            <text:p>385.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.29</text:p>
          </table:table-cell>
          <table:table-cell office:value-type="float" office:value="4.58" calcext:value-type="float">
            <text:p>4.58</text:p>
          </table:table-cell>
          <table:table-cell office:value-type="float" office:value="3.04" calcext:value-type="float">
            <text:p>3.04</text:p>
          </table:table-cell>
          <table:table-cell office:value-type="float" office:value="27.21" calcext:value-type="float">
            <text:p>27.21</text:p>
          </table:table-cell>
          <table:table-cell office:value-type="float" office:value="251.25" calcext:value-type="float">
            <text:p>251.25</text:p>
          </table:table-cell>
          <table:table-cell office:value-type="float" office:value="507.32" calcext:value-type="float">
            <text:p>507.32</text:p>
          </table:table-cell>
          <table:table-cell office:value-type="float" office:value="506.31" calcext:value-type="float">
            <text:p>506.31</text:p>
          </table:table-cell>
        </table:table-row>
      </table:table>
      <table:table table:name="data-4-vec" table:style-name="ta1">
        <table:shapes>
          <draw:frame draw:z-index="0" draw:style-name="gr1" draw:text-style-name="P1" svg:width="631.05pt" svg:height="459.3pt" svg:x="63.72pt" svg:y="94.11pt">
            <loext:p draw:notify-on-update-of-ranges="'data-4-vec'.A1:'data-4-vec'.A1 'data-4-vec'.A2:'data-4-vec'.A5 'data-4-vec'.B1:'data-4-vec'.B1 'data-4-vec'.B2:'data-4-vec'.B5 'data-4-vec'.A1:'data-4-vec'.A1 'data-4-vec'.A2:'data-4-vec'.A5 'data-4-vec'.C1:'data-4-vec'.C1 'data-4-vec'.C2:'data-4-vec'.C5 'data-4-vec'.A1:'data-4-vec'.A1 'data-4-vec'.A2:'data-4-vec'.A5 'data-4-vec'.D1:'data-4-vec'.D1 'data-4-vec'.D2:'data-4-vec'.D5 'data-4-vec'.A1:'data-4-vec'.A1 'data-4-vec'.A2:'data-4-vec'.A5 'data-4-vec'.E1:'data-4-vec'.E1 'data-4-vec'.E2:'data-4-vec'.E5 'data-4-vec'.A1:'data-4-vec'.A1 'data-4-vec'.A2:'data-4-vec'.A5 'data-4-vec'.F1:'data-4-vec'.F1 'data-4-vec'.F2:'data-4-vec'.F5 'data-4-vec'.A1:'data-4-vec'.A1 'data-4-vec'.A2:'data-4-vec'.A5 'data-4-vec'.G1:'data-4-vec'.G1 'data-4-vec'.G2:'data-4-vec'.G5 'data-4-vec'.A1:'data-4-vec'.A1 'data-4-vec'.A2:'data-4-vec'.A5 'data-4-vec'.H1:'data-4-vec'.H1 'data-4-vec'.H2:'data-4-vec'.H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06.95pt" svg:height="483.39pt" svg:x="714.19pt" svg:y="71.52pt">
            <loext:p draw:notify-on-update-of-ranges="'data-4-vec'.A1:'data-4-vec'.A1 'data-4-vec'.B1:'data-4-vec'.H1 'data-4-vec'.A2:'data-4-vec'.A2 'data-4-vec'.B2:'data-4-vec'.H2 'data-4-vec'.A1:'data-4-vec'.A1 'data-4-vec'.B1:'data-4-vec'.H1 'data-4-vec'.A3:'data-4-vec'.A3 'data-4-vec'.B3:'data-4-vec'.H3 'data-4-vec'.A1:'data-4-vec'.A1 'data-4-vec'.B1:'data-4-vec'.H1 'data-4-vec'.A4:'data-4-vec'.A4 'data-4-vec'.B4:'data-4-vec'.H4 'data-4-vec'.A1:'data-4-vec'.A1 'data-4-vec'.B1:'data-4-vec'.H1 'data-4-vec'.A5:'data-4-vec'.A5 'data-4-vec'.B5:'data-4-vec'.H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UMT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4000000" calcext:value-type="float">
            <text:p>64000000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29" calcext:value-type="float">
            <text:p>5.29</text:p>
          </table:table-cell>
          <table:table-cell office:value-type="float" office:value="1.27" calcext:value-type="float">
            <text:p>1.27</text:p>
          </table:table-cell>
          <table:table-cell office:value-type="float" office:value="54.61" calcext:value-type="float">
            <text:p>54.61</text:p>
          </table:table-cell>
          <table:table-cell office:value-type="float" office:value="169.19" calcext:value-type="float">
            <text:p>169.19</text:p>
          </table:table-cell>
          <table:table-cell office:value-type="float" office:value="225.73" calcext:value-type="float">
            <text:p>225.73</text:p>
          </table:table-cell>
          <table:table-cell office:value-type="float" office:value="288.69" calcext:value-type="float">
            <text:p>288.69</text:p>
          </table:table-cell>
          <table:table-cell office:value-type="float" office:value="286.63" calcext:value-type="float">
            <text:p>286.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2" calcext:value-type="float">
            <text:p>2.42</text:p>
          </table:table-cell>
          <table:table-cell office:value-type="float" office:value="15.52" calcext:value-type="float">
            <text:p>15.52</text:p>
          </table:table-cell>
          <table:table-cell office:value-type="float" office:value="27.63" calcext:value-type="float">
            <text:p>27.63</text:p>
          </table:table-cell>
          <table:table-cell office:value-type="float" office:value="136.44" calcext:value-type="float">
            <text:p>136.44</text:p>
          </table:table-cell>
          <table:table-cell office:value-type="float" office:value="433.07" calcext:value-type="float">
            <text:p>433.07</text:p>
          </table:table-cell>
          <table:table-cell office:value-type="float" office:value="525.3" calcext:value-type="float">
            <text:p>525.3</text:p>
          </table:table-cell>
          <table:table-cell office:value-type="float" office:value="542.38" calcext:value-type="float">
            <text:p>542.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58" calcext:value-type="float">
            <text:p>5.58</text:p>
          </table:table-cell>
          <table:table-cell office:value-type="float" office:value="2.27" calcext:value-type="float">
            <text:p>2.27</text:p>
          </table:table-cell>
          <table:table-cell office:value-type="float" office:value="3.2" calcext:value-type="float">
            <text:p>3.2</text:p>
          </table:table-cell>
          <table:table-cell office:value-type="float" office:value="217.89" calcext:value-type="float">
            <text:p>217.89</text:p>
          </table:table-cell>
          <table:table-cell office:value-type="float" office:value="220.51" calcext:value-type="float">
            <text:p>220.51</text:p>
          </table:table-cell>
          <table:table-cell office:value-type="float" office:value="770.95" calcext:value-type="float">
            <text:p>770.95</text:p>
          </table:table-cell>
          <table:table-cell office:value-type="float" office:value="780.57" calcext:value-type="float">
            <text:p>780.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office:value-type="float" office:value="1.67" calcext:value-type="float">
            <text:p>1.67</text:p>
          </table:table-cell>
          <table:table-cell office:value-type="float" office:value="22.62" calcext:value-type="float">
            <text:p>22.62</text:p>
          </table:table-cell>
          <table:table-cell office:value-type="float" office:value="60.35" calcext:value-type="float">
            <text:p>60.35</text:p>
          </table:table-cell>
          <table:table-cell office:value-type="float" office:value="472.81" calcext:value-type="float">
            <text:p>472.81</text:p>
          </table:table-cell>
          <table:table-cell office:value-type="float" office:value="986.66" calcext:value-type="float">
            <text:p>986.66</text:p>
          </table:table-cell>
          <table:table-cell office:value-type="float" office:value="992" calcext:value-type="float">
            <text:p>992</text:p>
          </table:table-cell>
        </table:table-row>
      </table:table>
      <table:table table:name="Compare" table:style-name="ta1">
        <table:shapes>
          <draw:frame draw:z-index="0" draw:style-name="gr1" draw:text-style-name="P1" svg:width="622.83pt" svg:height="386.25pt" svg:x="0.03pt" svg:y="14.34pt">
            <loext:p draw:notify-on-update-of-ranges="'data-4-novec'.A2:'data-4-novec'.A5 'data-4-novec'.B1:'data-4-novec'.B1 'data-4-novec'.B2:'data-4-novec'.B5 'data-4-novec'.A2:'data-4-novec'.A5 'data-4-novec'.C1:'data-4-novec'.C1 'data-4-novec'.C2:'data-4-novec'.C5 'data-4-novec'.A2:'data-4-novec'.A5 'data-4-novec'.D1:'data-4-novec'.D1 'data-4-novec'.D2:'data-4-novec'.D5 'data-4-novec'.A2:'data-4-novec'.A5 'data-4-novec'.E1:'data-4-novec'.E1 'data-4-novec'.E2:'data-4-novec'.E5 'data-4-novec'.A2:'data-4-novec'.A5 'data-4-novec'.F1:'data-4-novec'.F1 'data-4-novec'.F2:'data-4-novec'.F5 'data-4-novec'.A2:'data-4-novec'.A5 'data-4-novec'.G1:'data-4-novec'.G1 'data-4-novec'.G2:'data-4-novec'.G5 'data-4-novec'.A2:'data-4-novec'.A5 'data-4-novec'.H1:'data-4-novec'.H1 'data-4-novec'.H2:'data-4-novec'.H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37.65pt" svg:height="386.25pt" svg:x="636.12pt" svg:y="12.84pt">
            <loext:p draw:notify-on-update-of-ranges="'data-4-novec'.B1:'data-4-novec'.H1 'data-4-novec'.A2:'data-4-novec'.A2 'data-4-novec'.B2:'data-4-novec'.H2 'data-4-novec'.B1:'data-4-novec'.H1 'data-4-novec'.A3:'data-4-novec'.A3 'data-4-novec'.B3:'data-4-novec'.H3 'data-4-novec'.B1:'data-4-novec'.H1 'data-4-novec'.A4:'data-4-novec'.A4 'data-4-novec'.B4:'data-4-novec'.H4 'data-4-novec'.B1:'data-4-novec'.H1 'data-4-novec'.A5:'data-4-novec'.A5 'data-4-novec'.B5:'data-4-novec'.H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631.05pt" svg:height="459.3pt" svg:x="1.39pt" svg:y="470.61pt">
            <loext:p draw:notify-on-update-of-ranges="'data-4-vec'.A2:'data-4-vec'.A5 'data-4-vec'.B1:'data-4-vec'.B1 'data-4-vec'.B2:'data-4-vec'.B5 'data-4-vec'.A2:'data-4-vec'.A5 'data-4-vec'.C1:'data-4-vec'.C1 'data-4-vec'.C2:'data-4-vec'.C5 'data-4-vec'.A2:'data-4-vec'.A5 'data-4-vec'.D1:'data-4-vec'.D1 'data-4-vec'.D2:'data-4-vec'.D5 'data-4-vec'.A2:'data-4-vec'.A5 'data-4-vec'.E1:'data-4-vec'.E1 'data-4-vec'.E2:'data-4-vec'.E5 'data-4-vec'.A2:'data-4-vec'.A5 'data-4-vec'.F1:'data-4-vec'.F1 'data-4-vec'.F2:'data-4-vec'.F5 'data-4-vec'.A2:'data-4-vec'.A5 'data-4-vec'.G1:'data-4-vec'.G1 'data-4-vec'.G2:'data-4-vec'.G5 'data-4-vec'.A2:'data-4-vec'.A5 'data-4-vec'.H1:'data-4-vec'.H1 'data-4-vec'.H2:'data-4-vec'.H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606.95pt" svg:height="483.39pt" svg:x="651.86pt" svg:y="448.02pt">
            <loext:p draw:notify-on-update-of-ranges="'data-4-vec'.B1:'data-4-vec'.H1 'data-4-vec'.A2:'data-4-vec'.A2 'data-4-vec'.B2:'data-4-vec'.H2 'data-4-vec'.B1:'data-4-vec'.H1 'data-4-vec'.A3:'data-4-vec'.A3 'data-4-vec'.B3:'data-4-vec'.H3 'data-4-vec'.B1:'data-4-vec'.H1 'data-4-vec'.A4:'data-4-vec'.A4 'data-4-vec'.B4:'data-4-vec'.H4 'data-4-vec'.B1:'data-4-vec'.H1 'data-4-vec'.A5:'data-4-vec'.A5 'data-4-vec'.B5:'data-4-vec'.H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1T17:33:21.404709338</dc:date>
    <meta:editing-duration>PT8M45S</meta:editing-duration>
    <meta:editing-cycles>3</meta:editing-cycles>
    <meta:generator>LibreOffice/5.1.6.2$Linux_X86_64 LibreOffice_project/10m0$Build-2</meta:generator>
    <meta:document-statistic meta:table-count="3" meta:cell-count="8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263cm" svg:height="16.204cm" xlink:href=".." xlink:type="simple" chart:class="chart:scatter" chart:style-name="ch1">
        <chart:legend chart:legend-position="end" svg:x="19.252cm" svg:y="6.309cm" style:legend-expansion="high" chart:style-name="ch2"/>
        <chart:plot-area chart:style-name="ch3" table:cell-range-address="'data-4-vec'.A1:'data-4-vec'.H5" chart:data-source-has-labels="row" svg:x="0.445cm" svg:y="0.324cm" svg:width="18.362cm" svg:height="15.556cm">
          <chartooo:coordinate-region svg:x="1.252cm" svg:y="0.524cm" svg:width="17.13cm" svg:height="14.7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-4-vec'.B2:'data-4-vec'.B5" chart:label-cell-address="'data-4-vec'.B1:'data-4-vec'.B1" chart:class="chart:scatter">
            <chart:domain table:cell-range-address="'data-4-vec'.A2:'data-4-vec'.A5"/>
            <chart:data-point chart:repeated="4"/>
          </chart:series>
          <chart:series chart:style-name="ch7" chart:values-cell-range-address="'data-4-vec'.C2:'data-4-vec'.C5" chart:label-cell-address="'data-4-vec'.C1:'data-4-vec'.C1" chart:class="chart:scatter">
            <chart:data-point chart:repeated="4"/>
          </chart:series>
          <chart:series chart:style-name="ch8" chart:values-cell-range-address="'data-4-vec'.D2:'data-4-vec'.D5" chart:label-cell-address="'data-4-vec'.D1:'data-4-vec'.D1" chart:class="chart:scatter">
            <chart:data-point chart:repeated="4"/>
          </chart:series>
          <chart:series chart:style-name="ch9" chart:values-cell-range-address="'data-4-vec'.E2:'data-4-vec'.E5" chart:label-cell-address="'data-4-vec'.E1:'data-4-vec'.E1" chart:class="chart:scatter">
            <chart:data-point chart:repeated="4"/>
          </chart:series>
          <chart:series chart:style-name="ch10" chart:values-cell-range-address="'data-4-vec'.F2:'data-4-vec'.F5" chart:label-cell-address="'data-4-vec'.F1:'data-4-vec'.F1" chart:class="chart:scatter">
            <chart:data-point chart:repeated="4"/>
          </chart:series>
          <chart:series chart:style-name="ch11" chart:values-cell-range-address="'data-4-vec'.G2:'data-4-vec'.G5" chart:label-cell-address="'data-4-vec'.G1:'data-4-vec'.G1" chart:class="chart:scatter">
            <chart:data-point chart:repeated="4"/>
          </chart:series>
          <chart:series chart:style-name="ch12" chart:values-cell-range-address="'data-4-vec'.H2:'data-4-vec'.H5" chart:label-cell-address="'data-4-vec'.H1:'data-4-vec'.H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'data-4-vec'.B1:'data-4-vec'.B1</svg:desc>
                </draw:g>
              </table:table-cell>
              <table:table-cell office:value-type="string">
                <text:p>5000</text:p>
                <draw:g>
                  <svg:desc>'data-4-vec'.C1:'data-4-vec'.C1</svg:desc>
                </draw:g>
              </table:table-cell>
              <table:table-cell office:value-type="string">
                <text:p>10000</text:p>
                <draw:g>
                  <svg:desc>'data-4-vec'.D1:'data-4-vec'.D1</svg:desc>
                </draw:g>
              </table:table-cell>
              <table:table-cell office:value-type="string">
                <text:p>100000</text:p>
                <draw:g>
                  <svg:desc>'data-4-vec'.E1:'data-4-vec'.E1</svg:desc>
                </draw:g>
              </table:table-cell>
              <table:table-cell office:value-type="string">
                <text:p>1000000</text:p>
                <draw:g>
                  <svg:desc>'data-4-vec'.F1:'data-4-vec'.F1</svg:desc>
                </draw:g>
              </table:table-cell>
              <table:table-cell office:value-type="string">
                <text:p>64000000</text:p>
                <draw:g>
                  <svg:desc>'data-4-vec'.G1:'data-4-vec'.G1</svg:desc>
                </draw:g>
              </table:table-cell>
              <table:table-cell office:value-type="string">
                <text:p>100000000</text:p>
                <draw:g>
                  <svg:desc>'data-4-vec'.H1:'data-4-vec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ata-4-vec'.A2:'data-4-vec'.A5</svg:desc>
                </draw:g>
              </table:table-cell>
              <table:table-cell office:value-type="float" office:value="5.29">
                <text:p>5.29</text:p>
                <draw:g>
                  <svg:desc>'data-4-vec'.B2:'data-4-vec'.B5</svg:desc>
                </draw:g>
              </table:table-cell>
              <table:table-cell office:value-type="float" office:value="1.27">
                <text:p>1.27</text:p>
                <draw:g>
                  <svg:desc>'data-4-vec'.C2:'data-4-vec'.C5</svg:desc>
                </draw:g>
              </table:table-cell>
              <table:table-cell office:value-type="float" office:value="54.61">
                <text:p>54.61</text:p>
                <draw:g>
                  <svg:desc>'data-4-vec'.D2:'data-4-vec'.D5</svg:desc>
                </draw:g>
              </table:table-cell>
              <table:table-cell office:value-type="float" office:value="169.19">
                <text:p>169.19</text:p>
                <draw:g>
                  <svg:desc>'data-4-vec'.E2:'data-4-vec'.E5</svg:desc>
                </draw:g>
              </table:table-cell>
              <table:table-cell office:value-type="float" office:value="225.73">
                <text:p>225.73</text:p>
                <draw:g>
                  <svg:desc>'data-4-vec'.F2:'data-4-vec'.F5</svg:desc>
                </draw:g>
              </table:table-cell>
              <table:table-cell office:value-type="float" office:value="288.69">
                <text:p>288.69</text:p>
                <draw:g>
                  <svg:desc>'data-4-vec'.G2:'data-4-vec'.G5</svg:desc>
                </draw:g>
              </table:table-cell>
              <table:table-cell office:value-type="float" office:value="286.63">
                <text:p>286.63</text:p>
                <draw:g>
                  <svg:desc>'data-4-vec'.H2:'data-4-vec'.H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42">
                <text:p>2.42</text:p>
              </table:table-cell>
              <table:table-cell office:value-type="float" office:value="15.52">
                <text:p>15.52</text:p>
              </table:table-cell>
              <table:table-cell office:value-type="float" office:value="27.63">
                <text:p>27.63</text:p>
              </table:table-cell>
              <table:table-cell office:value-type="float" office:value="136.44">
                <text:p>136.44</text:p>
              </table:table-cell>
              <table:table-cell office:value-type="float" office:value="433.07">
                <text:p>433.07</text:p>
              </table:table-cell>
              <table:table-cell office:value-type="float" office:value="525.3">
                <text:p>525.3</text:p>
              </table:table-cell>
              <table:table-cell office:value-type="float" office:value="542.38">
                <text:p>542.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58">
                <text:p>5.58</text:p>
              </table:table-cell>
              <table:table-cell office:value-type="float" office:value="2.27">
                <text:p>2.27</text:p>
              </table:table-cell>
              <table:table-cell office:value-type="float" office:value="3.2">
                <text:p>3.2</text:p>
              </table:table-cell>
              <table:table-cell office:value-type="float" office:value="217.89">
                <text:p>217.89</text:p>
              </table:table-cell>
              <table:table-cell office:value-type="float" office:value="220.51">
                <text:p>220.51</text:p>
              </table:table-cell>
              <table:table-cell office:value-type="float" office:value="770.95">
                <text:p>770.95</text:p>
              </table:table-cell>
              <table:table-cell office:value-type="float" office:value="780.57">
                <text:p>780.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4">
                <text:p>0.44</text:p>
              </table:table-cell>
              <table:table-cell office:value-type="float" office:value="1.67">
                <text:p>1.67</text:p>
              </table:table-cell>
              <table:table-cell office:value-type="float" office:value="22.62">
                <text:p>22.62</text:p>
              </table:table-cell>
              <table:table-cell office:value-type="float" office:value="60.35">
                <text:p>60.35</text:p>
              </table:table-cell>
              <table:table-cell office:value-type="float" office:value="472.81">
                <text:p>472.81</text:p>
              </table:table-cell>
              <table:table-cell office:value-type="float" office:value="986.66">
                <text:p>986.66</text:p>
              </table:table-cell>
              <table:table-cell office:value-type="float" office:value="992">
                <text:p>9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13cm" svg:height="17.054cm" xlink:href=".." xlink:type="simple" chart:class="chart:scatter" chart:style-name="ch1">
        <chart:legend chart:legend-position="end" svg:x="19.884cm" svg:y="7.481cm" style:legend-expansion="high" chart:style-name="ch2"/>
        <chart:plot-area chart:style-name="ch3" table:cell-range-address="'data-4-vec'.A1:'data-4-vec'.H5" chart:data-source-has-labels="column" svg:x="0.428cm" svg:y="0.341cm" svg:width="19.028cm" svg:height="16.372cm">
          <chartooo:coordinate-region svg:x="1.235cm" svg:y="0.541cm" svg:width="17.201cm" svg:height="15.5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-4-vec'.B2:'data-4-vec'.H2" chart:label-cell-address="'data-4-vec'.A2:'data-4-vec'.A2" chart:class="chart:scatter">
            <chart:domain table:cell-range-address="'data-4-vec'.B1:'data-4-vec'.H1"/>
            <chart:data-point chart:repeated="7"/>
          </chart:series>
          <chart:series chart:style-name="ch7" chart:values-cell-range-address="'data-4-vec'.B3:'data-4-vec'.H3" chart:label-cell-address="'data-4-vec'.A3:'data-4-vec'.A3" chart:class="chart:scatter">
            <chart:data-point chart:repeated="7"/>
          </chart:series>
          <chart:series chart:style-name="ch8" chart:values-cell-range-address="'data-4-vec'.B4:'data-4-vec'.H4" chart:label-cell-address="'data-4-vec'.A4:'data-4-vec'.A4" chart:class="chart:scatter">
            <chart:data-point chart:repeated="7"/>
          </chart:series>
          <chart:series chart:style-name="ch9" chart:values-cell-range-address="'data-4-vec'.B5:'data-4-vec'.H5" chart:label-cell-address="'data-4-vec'.A5:'data-4-vec'.A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'data-4-vec'.B1:'data-4-vec'.H1</svg:desc>
                </draw:g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64000000">
                <text:p>640000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1</text:p>
                <draw:g>
                  <svg:desc>'data-4-vec'.A2:'data-4-vec'.A2</svg:desc>
                </draw:g>
              </table:table-cell>
              <table:table-cell office:value-type="float" office:value="5.29">
                <text:p>5.29</text:p>
                <draw:g>
                  <svg:desc>'data-4-vec'.B2:'data-4-vec'.H2</svg:desc>
                </draw:g>
              </table:table-cell>
              <table:table-cell office:value-type="float" office:value="1.27">
                <text:p>1.27</text:p>
              </table:table-cell>
              <table:table-cell office:value-type="float" office:value="54.61">
                <text:p>54.61</text:p>
              </table:table-cell>
              <table:table-cell office:value-type="float" office:value="169.19">
                <text:p>169.19</text:p>
              </table:table-cell>
              <table:table-cell office:value-type="float" office:value="225.73">
                <text:p>225.73</text:p>
              </table:table-cell>
              <table:table-cell office:value-type="float" office:value="288.69">
                <text:p>288.69</text:p>
              </table:table-cell>
              <table:table-cell office:value-type="float" office:value="286.63">
                <text:p>286.63</text:p>
              </table:table-cell>
            </table:table-row>
            <table:table-row>
              <table:table-cell office:value-type="string">
                <text:p>2</text:p>
                <draw:g>
                  <svg:desc>'data-4-vec'.A3:'data-4-vec'.A3</svg:desc>
                </draw:g>
              </table:table-cell>
              <table:table-cell office:value-type="float" office:value="2.42">
                <text:p>2.42</text:p>
                <draw:g>
                  <svg:desc>'data-4-vec'.B3:'data-4-vec'.H3</svg:desc>
                </draw:g>
              </table:table-cell>
              <table:table-cell office:value-type="float" office:value="15.52">
                <text:p>15.52</text:p>
              </table:table-cell>
              <table:table-cell office:value-type="float" office:value="27.63">
                <text:p>27.63</text:p>
              </table:table-cell>
              <table:table-cell office:value-type="float" office:value="136.44">
                <text:p>136.44</text:p>
              </table:table-cell>
              <table:table-cell office:value-type="float" office:value="433.07">
                <text:p>433.07</text:p>
              </table:table-cell>
              <table:table-cell office:value-type="float" office:value="525.3">
                <text:p>525.3</text:p>
              </table:table-cell>
              <table:table-cell office:value-type="float" office:value="542.38">
                <text:p>542.38</text:p>
              </table:table-cell>
            </table:table-row>
            <table:table-row>
              <table:table-cell office:value-type="string">
                <text:p>3</text:p>
                <draw:g>
                  <svg:desc>'data-4-vec'.A4:'data-4-vec'.A4</svg:desc>
                </draw:g>
              </table:table-cell>
              <table:table-cell office:value-type="float" office:value="5.58">
                <text:p>5.58</text:p>
                <draw:g>
                  <svg:desc>'data-4-vec'.B4:'data-4-vec'.H4</svg:desc>
                </draw:g>
              </table:table-cell>
              <table:table-cell office:value-type="float" office:value="2.27">
                <text:p>2.27</text:p>
              </table:table-cell>
              <table:table-cell office:value-type="float" office:value="3.2">
                <text:p>3.2</text:p>
              </table:table-cell>
              <table:table-cell office:value-type="float" office:value="217.89">
                <text:p>217.89</text:p>
              </table:table-cell>
              <table:table-cell office:value-type="float" office:value="220.51">
                <text:p>220.51</text:p>
              </table:table-cell>
              <table:table-cell office:value-type="float" office:value="770.95">
                <text:p>770.95</text:p>
              </table:table-cell>
              <table:table-cell office:value-type="float" office:value="780.57">
                <text:p>780.57</text:p>
              </table:table-cell>
            </table:table-row>
            <table:table-row>
              <table:table-cell office:value-type="string">
                <text:p>4</text:p>
                <draw:g>
                  <svg:desc>'data-4-vec'.A5:'data-4-vec'.A5</svg:desc>
                </draw:g>
              </table:table-cell>
              <table:table-cell office:value-type="float" office:value="0.44">
                <text:p>0.44</text:p>
                <draw:g>
                  <svg:desc>'data-4-vec'.B5:'data-4-vec'.H5</svg:desc>
                </draw:g>
              </table:table-cell>
              <table:table-cell office:value-type="float" office:value="1.67">
                <text:p>1.67</text:p>
              </table:table-cell>
              <table:table-cell office:value-type="float" office:value="22.62">
                <text:p>22.62</text:p>
              </table:table-cell>
              <table:table-cell office:value-type="float" office:value="60.35">
                <text:p>60.35</text:p>
              </table:table-cell>
              <table:table-cell office:value-type="float" office:value="472.81">
                <text:p>472.81</text:p>
              </table:table-cell>
              <table:table-cell office:value-type="float" office:value="986.66">
                <text:p>986.66</text:p>
              </table:table-cell>
              <table:table-cell office:value-type="float" office:value="992">
                <text:p>9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973cm" svg:height="13.627cm" xlink:href=".." xlink:type="simple" chart:class="chart:scatter" chart:style-name="ch1">
        <chart:legend chart:legend-position="end" svg:x="18.962cm" svg:y="5.02cm" style:legend-expansion="high" chart:style-name="ch2"/>
        <chart:plot-area chart:style-name="ch3" table:cell-range-address="'data-4-novec'.A2:'data-4-novec'.H5 'data-4-novec'.B1:'data-4-novec'.H1" chart:data-source-has-labels="row" svg:x="0.439cm" svg:y="0.272cm" svg:width="18.084cm" svg:height="13.083cm">
          <chartooo:coordinate-region svg:x="1.246cm" svg:y="0.472cm" svg:width="17.037cm" svg:height="12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-4-novec'.B2:'data-4-novec'.B5" chart:label-cell-address="'data-4-novec'.B1:'data-4-novec'.B1" chart:class="chart:scatter">
            <chart:domain table:cell-range-address="'data-4-novec'.A2:'data-4-novec'.A5"/>
            <chart:data-point chart:repeated="4"/>
          </chart:series>
          <chart:series chart:style-name="ch7" chart:values-cell-range-address="'data-4-novec'.C2:'data-4-novec'.C5" chart:label-cell-address="'data-4-novec'.C1:'data-4-novec'.C1" chart:class="chart:scatter">
            <chart:data-point chart:repeated="4"/>
          </chart:series>
          <chart:series chart:style-name="ch8" chart:values-cell-range-address="'data-4-novec'.D2:'data-4-novec'.D5" chart:label-cell-address="'data-4-novec'.D1:'data-4-novec'.D1" chart:class="chart:scatter">
            <chart:data-point chart:repeated="4"/>
          </chart:series>
          <chart:series chart:style-name="ch9" chart:values-cell-range-address="'data-4-novec'.E2:'data-4-novec'.E5" chart:label-cell-address="'data-4-novec'.E1:'data-4-novec'.E1" chart:class="chart:scatter">
            <chart:data-point chart:repeated="4"/>
          </chart:series>
          <chart:series chart:style-name="ch10" chart:values-cell-range-address="'data-4-novec'.F2:'data-4-novec'.F5" chart:label-cell-address="'data-4-novec'.F1:'data-4-novec'.F1" chart:class="chart:scatter">
            <chart:data-point chart:repeated="4"/>
          </chart:series>
          <chart:series chart:style-name="ch11" chart:values-cell-range-address="'data-4-novec'.G2:'data-4-novec'.G5" chart:label-cell-address="'data-4-novec'.G1:'data-4-novec'.G1" chart:class="chart:scatter">
            <chart:data-point chart:repeated="4"/>
          </chart:series>
          <chart:series chart:style-name="ch12" chart:values-cell-range-address="'data-4-novec'.H2:'data-4-novec'.H5" chart:label-cell-address="'data-4-novec'.H1:'data-4-novec'.H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'data-4-novec'.B1:'data-4-novec'.B1</svg:desc>
                </draw:g>
              </table:table-cell>
              <table:table-cell office:value-type="string">
                <text:p>5000</text:p>
                <draw:g>
                  <svg:desc>'data-4-novec'.C1:'data-4-novec'.C1</svg:desc>
                </draw:g>
              </table:table-cell>
              <table:table-cell office:value-type="string">
                <text:p>10000</text:p>
                <draw:g>
                  <svg:desc>'data-4-novec'.D1:'data-4-novec'.D1</svg:desc>
                </draw:g>
              </table:table-cell>
              <table:table-cell office:value-type="string">
                <text:p>100000</text:p>
                <draw:g>
                  <svg:desc>'data-4-novec'.E1:'data-4-novec'.E1</svg:desc>
                </draw:g>
              </table:table-cell>
              <table:table-cell office:value-type="string">
                <text:p>1000000</text:p>
                <draw:g>
                  <svg:desc>'data-4-novec'.F1:'data-4-novec'.F1</svg:desc>
                </draw:g>
              </table:table-cell>
              <table:table-cell office:value-type="string">
                <text:p>64000000</text:p>
                <draw:g>
                  <svg:desc>'data-4-novec'.G1:'data-4-novec'.G1</svg:desc>
                </draw:g>
              </table:table-cell>
              <table:table-cell office:value-type="string">
                <text:p>100000000</text:p>
                <draw:g>
                  <svg:desc>'data-4-novec'.H1:'data-4-novec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ata-4-novec'.A2:'data-4-novec'.A5</svg:desc>
                </draw:g>
              </table:table-cell>
              <table:table-cell office:value-type="float" office:value="2.01">
                <text:p>2.01</text:p>
                <draw:g>
                  <svg:desc>'data-4-novec'.B2:'data-4-novec'.B5</svg:desc>
                </draw:g>
              </table:table-cell>
              <table:table-cell office:value-type="float" office:value="9.07">
                <text:p>9.07</text:p>
                <draw:g>
                  <svg:desc>'data-4-novec'.C2:'data-4-novec'.C5</svg:desc>
                </draw:g>
              </table:table-cell>
              <table:table-cell office:value-type="float" office:value="39.68">
                <text:p>39.68</text:p>
                <draw:g>
                  <svg:desc>'data-4-novec'.D2:'data-4-novec'.D5</svg:desc>
                </draw:g>
              </table:table-cell>
              <table:table-cell office:value-type="float" office:value="22.58">
                <text:p>22.58</text:p>
                <draw:g>
                  <svg:desc>'data-4-novec'.E2:'data-4-novec'.E5</svg:desc>
                </draw:g>
              </table:table-cell>
              <table:table-cell office:value-type="float" office:value="89.22">
                <text:p>89.22</text:p>
                <draw:g>
                  <svg:desc>'data-4-novec'.F2:'data-4-novec'.F5</svg:desc>
                </draw:g>
              </table:table-cell>
              <table:table-cell office:value-type="float" office:value="138.93">
                <text:p>138.93</text:p>
                <draw:g>
                  <svg:desc>'data-4-novec'.G2:'data-4-novec'.G5</svg:desc>
                </draw:g>
              </table:table-cell>
              <table:table-cell office:value-type="float" office:value="137.89">
                <text:p>137.89</text:p>
                <draw:g>
                  <svg:desc>'data-4-novec'.H2:'data-4-novec'.H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7">
                <text:p>0.37</text:p>
              </table:table-cell>
              <table:table-cell office:value-type="float" office:value="12.31">
                <text:p>12.31</text:p>
              </table:table-cell>
              <table:table-cell office:value-type="float" office:value="3.79">
                <text:p>3.79</text:p>
              </table:table-cell>
              <table:table-cell office:value-type="float" office:value="124.24">
                <text:p>124.24</text:p>
              </table:table-cell>
              <table:table-cell office:value-type="float" office:value="232.24">
                <text:p>232.24</text:p>
              </table:table-cell>
              <table:table-cell office:value-type="float" office:value="265.54">
                <text:p>265.54</text:p>
              </table:table-cell>
              <table:table-cell office:value-type="float" office:value="263.77">
                <text:p>263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7">
                <text:p>0.37</text:p>
              </table:table-cell>
              <table:table-cell office:value-type="float" office:value="8.1">
                <text:p>8.1</text:p>
              </table:table-cell>
              <table:table-cell office:value-type="float" office:value="40.02">
                <text:p>40.02</text:p>
              </table:table-cell>
              <table:table-cell office:value-type="float" office:value="159.48">
                <text:p>159.48</text:p>
              </table:table-cell>
              <table:table-cell office:value-type="float" office:value="299.85">
                <text:p>299.85</text:p>
              </table:table-cell>
              <table:table-cell office:value-type="float" office:value="382.41">
                <text:p>382.41</text:p>
              </table:table-cell>
              <table:table-cell office:value-type="float" office:value="385.78">
                <text:p>385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9">
                <text:p>0.29</text:p>
              </table:table-cell>
              <table:table-cell office:value-type="float" office:value="4.58">
                <text:p>4.58</text:p>
              </table:table-cell>
              <table:table-cell office:value-type="float" office:value="3.04">
                <text:p>3.04</text:p>
              </table:table-cell>
              <table:table-cell office:value-type="float" office:value="27.21">
                <text:p>27.21</text:p>
              </table:table-cell>
              <table:table-cell office:value-type="float" office:value="251.25">
                <text:p>251.25</text:p>
              </table:table-cell>
              <table:table-cell office:value-type="float" office:value="507.32">
                <text:p>507.32</text:p>
              </table:table-cell>
              <table:table-cell office:value-type="float" office:value="506.31">
                <text:p>506.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96cm" svg:height="13.627cm" xlink:href=".." xlink:type="simple" chart:class="chart:scatter" chart:style-name="ch1">
        <chart:legend chart:legend-position="end" svg:x="20.967cm" svg:y="5.767cm" style:legend-expansion="high" chart:style-name="ch2"/>
        <chart:plot-area chart:style-name="ch3" table:cell-range-address="'data-4-novec'.B1:'data-4-novec'.H5 'data-4-novec'.A2:'data-4-novec'.A5" chart:data-source-has-labels="column" svg:x="0.449cm" svg:y="0.272cm" svg:width="20.069cm" svg:height="13.083cm">
          <chartooo:coordinate-region svg:x="1.256cm" svg:y="0.472cm" svg:width="18.428cm" svg:height="12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-4-novec'.B2:'data-4-novec'.H2" chart:label-cell-address="'data-4-novec'.A2:'data-4-novec'.A2" chart:class="chart:scatter">
            <chart:domain table:cell-range-address="'data-4-novec'.B1:'data-4-novec'.H1"/>
            <chart:data-point chart:repeated="7"/>
          </chart:series>
          <chart:series chart:style-name="ch7" chart:values-cell-range-address="'data-4-novec'.B3:'data-4-novec'.H3" chart:label-cell-address="'data-4-novec'.A3:'data-4-novec'.A3" chart:class="chart:scatter">
            <chart:data-point chart:repeated="7"/>
          </chart:series>
          <chart:series chart:style-name="ch8" chart:values-cell-range-address="'data-4-novec'.B4:'data-4-novec'.H4" chart:label-cell-address="'data-4-novec'.A4:'data-4-novec'.A4" chart:class="chart:scatter">
            <chart:data-point chart:repeated="7"/>
          </chart:series>
          <chart:series chart:style-name="ch9" chart:values-cell-range-address="'data-4-novec'.B5:'data-4-novec'.H5" chart:label-cell-address="'data-4-novec'.A5:'data-4-novec'.A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'data-4-novec'.B1:'data-4-novec'.H1</svg:desc>
                </draw:g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64000000">
                <text:p>640000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1</text:p>
                <draw:g>
                  <svg:desc>'data-4-novec'.A2:'data-4-novec'.A2</svg:desc>
                </draw:g>
              </table:table-cell>
              <table:table-cell office:value-type="float" office:value="2.01">
                <text:p>2.01</text:p>
                <draw:g>
                  <svg:desc>'data-4-novec'.B2:'data-4-novec'.H2</svg:desc>
                </draw:g>
              </table:table-cell>
              <table:table-cell office:value-type="float" office:value="9.07">
                <text:p>9.07</text:p>
              </table:table-cell>
              <table:table-cell office:value-type="float" office:value="39.68">
                <text:p>39.68</text:p>
              </table:table-cell>
              <table:table-cell office:value-type="float" office:value="22.58">
                <text:p>22.58</text:p>
              </table:table-cell>
              <table:table-cell office:value-type="float" office:value="89.22">
                <text:p>89.22</text:p>
              </table:table-cell>
              <table:table-cell office:value-type="float" office:value="138.93">
                <text:p>138.93</text:p>
              </table:table-cell>
              <table:table-cell office:value-type="float" office:value="137.89">
                <text:p>137.89</text:p>
              </table:table-cell>
            </table:table-row>
            <table:table-row>
              <table:table-cell office:value-type="string">
                <text:p>2</text:p>
                <draw:g>
                  <svg:desc>'data-4-novec'.A3:'data-4-novec'.A3</svg:desc>
                </draw:g>
              </table:table-cell>
              <table:table-cell office:value-type="float" office:value="0.37">
                <text:p>0.37</text:p>
                <draw:g>
                  <svg:desc>'data-4-novec'.B3:'data-4-novec'.H3</svg:desc>
                </draw:g>
              </table:table-cell>
              <table:table-cell office:value-type="float" office:value="12.31">
                <text:p>12.31</text:p>
              </table:table-cell>
              <table:table-cell office:value-type="float" office:value="3.79">
                <text:p>3.79</text:p>
              </table:table-cell>
              <table:table-cell office:value-type="float" office:value="124.24">
                <text:p>124.24</text:p>
              </table:table-cell>
              <table:table-cell office:value-type="float" office:value="232.24">
                <text:p>232.24</text:p>
              </table:table-cell>
              <table:table-cell office:value-type="float" office:value="265.54">
                <text:p>265.54</text:p>
              </table:table-cell>
              <table:table-cell office:value-type="float" office:value="263.77">
                <text:p>263.77</text:p>
              </table:table-cell>
            </table:table-row>
            <table:table-row>
              <table:table-cell office:value-type="string">
                <text:p>3</text:p>
                <draw:g>
                  <svg:desc>'data-4-novec'.A4:'data-4-novec'.A4</svg:desc>
                </draw:g>
              </table:table-cell>
              <table:table-cell office:value-type="float" office:value="0.37">
                <text:p>0.37</text:p>
                <draw:g>
                  <svg:desc>'data-4-novec'.B4:'data-4-novec'.H4</svg:desc>
                </draw:g>
              </table:table-cell>
              <table:table-cell office:value-type="float" office:value="8.1">
                <text:p>8.1</text:p>
              </table:table-cell>
              <table:table-cell office:value-type="float" office:value="40.02">
                <text:p>40.02</text:p>
              </table:table-cell>
              <table:table-cell office:value-type="float" office:value="159.48">
                <text:p>159.48</text:p>
              </table:table-cell>
              <table:table-cell office:value-type="float" office:value="299.85">
                <text:p>299.85</text:p>
              </table:table-cell>
              <table:table-cell office:value-type="float" office:value="382.41">
                <text:p>382.41</text:p>
              </table:table-cell>
              <table:table-cell office:value-type="float" office:value="385.78">
                <text:p>385.78</text:p>
              </table:table-cell>
            </table:table-row>
            <table:table-row>
              <table:table-cell office:value-type="string">
                <text:p>4</text:p>
                <draw:g>
                  <svg:desc>'data-4-novec'.A5:'data-4-novec'.A5</svg:desc>
                </draw:g>
              </table:table-cell>
              <table:table-cell office:value-type="float" office:value="0.29">
                <text:p>0.29</text:p>
                <draw:g>
                  <svg:desc>'data-4-novec'.B5:'data-4-novec'.H5</svg:desc>
                </draw:g>
              </table:table-cell>
              <table:table-cell office:value-type="float" office:value="4.58">
                <text:p>4.58</text:p>
              </table:table-cell>
              <table:table-cell office:value-type="float" office:value="3.04">
                <text:p>3.04</text:p>
              </table:table-cell>
              <table:table-cell office:value-type="float" office:value="27.21">
                <text:p>27.21</text:p>
              </table:table-cell>
              <table:table-cell office:value-type="float" office:value="251.25">
                <text:p>251.25</text:p>
              </table:table-cell>
              <table:table-cell office:value-type="float" office:value="507.32">
                <text:p>507.32</text:p>
              </table:table-cell>
              <table:table-cell office:value-type="float" office:value="506.31">
                <text:p>506.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973cm" svg:height="13.627cm" xlink:href=".." xlink:type="simple" chart:class="chart:scatter" chart:style-name="ch1">
        <chart:legend chart:legend-position="end" svg:x="18.962cm" svg:y="5.02cm" style:legend-expansion="high" chart:style-name="ch2"/>
        <chart:plot-area chart:style-name="ch3" table:cell-range-address="'data-4-novec'.A2:'data-4-novec'.H5 'data-4-novec'.B1:'data-4-novec'.H1" chart:data-source-has-labels="row" svg:x="0.439cm" svg:y="0.272cm" svg:width="18.084cm" svg:height="13.083cm">
          <chartooo:coordinate-region svg:x="1.246cm" svg:y="0.472cm" svg:width="17.037cm" svg:height="12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-4-novec'.B2:'data-4-novec'.B5" chart:label-cell-address="'data-4-novec'.B1:'data-4-novec'.B1" chart:class="chart:scatter">
            <chart:domain table:cell-range-address="'data-4-novec'.A2:'data-4-novec'.A5"/>
            <chart:data-point chart:repeated="4"/>
          </chart:series>
          <chart:series chart:style-name="ch7" chart:values-cell-range-address="'data-4-novec'.C2:'data-4-novec'.C5" chart:label-cell-address="'data-4-novec'.C1:'data-4-novec'.C1" chart:class="chart:scatter">
            <chart:data-point chart:repeated="4"/>
          </chart:series>
          <chart:series chart:style-name="ch8" chart:values-cell-range-address="'data-4-novec'.D2:'data-4-novec'.D5" chart:label-cell-address="'data-4-novec'.D1:'data-4-novec'.D1" chart:class="chart:scatter">
            <chart:data-point chart:repeated="4"/>
          </chart:series>
          <chart:series chart:style-name="ch9" chart:values-cell-range-address="'data-4-novec'.E2:'data-4-novec'.E5" chart:label-cell-address="'data-4-novec'.E1:'data-4-novec'.E1" chart:class="chart:scatter">
            <chart:data-point chart:repeated="4"/>
          </chart:series>
          <chart:series chart:style-name="ch10" chart:values-cell-range-address="'data-4-novec'.F2:'data-4-novec'.F5" chart:label-cell-address="'data-4-novec'.F1:'data-4-novec'.F1" chart:class="chart:scatter">
            <chart:data-point chart:repeated="4"/>
          </chart:series>
          <chart:series chart:style-name="ch11" chart:values-cell-range-address="'data-4-novec'.G2:'data-4-novec'.G5" chart:label-cell-address="'data-4-novec'.G1:'data-4-novec'.G1" chart:class="chart:scatter">
            <chart:data-point chart:repeated="4"/>
          </chart:series>
          <chart:series chart:style-name="ch12" chart:values-cell-range-address="'data-4-novec'.H2:'data-4-novec'.H5" chart:label-cell-address="'data-4-novec'.H1:'data-4-novec'.H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'data-4-novec'.B1:'data-4-novec'.B1</svg:desc>
                </draw:g>
              </table:table-cell>
              <table:table-cell office:value-type="string">
                <text:p>5000</text:p>
                <draw:g>
                  <svg:desc>'data-4-novec'.C1:'data-4-novec'.C1</svg:desc>
                </draw:g>
              </table:table-cell>
              <table:table-cell office:value-type="string">
                <text:p>10000</text:p>
                <draw:g>
                  <svg:desc>'data-4-novec'.D1:'data-4-novec'.D1</svg:desc>
                </draw:g>
              </table:table-cell>
              <table:table-cell office:value-type="string">
                <text:p>100000</text:p>
                <draw:g>
                  <svg:desc>'data-4-novec'.E1:'data-4-novec'.E1</svg:desc>
                </draw:g>
              </table:table-cell>
              <table:table-cell office:value-type="string">
                <text:p>1000000</text:p>
                <draw:g>
                  <svg:desc>'data-4-novec'.F1:'data-4-novec'.F1</svg:desc>
                </draw:g>
              </table:table-cell>
              <table:table-cell office:value-type="string">
                <text:p>64000000</text:p>
                <draw:g>
                  <svg:desc>'data-4-novec'.G1:'data-4-novec'.G1</svg:desc>
                </draw:g>
              </table:table-cell>
              <table:table-cell office:value-type="string">
                <text:p>100000000</text:p>
                <draw:g>
                  <svg:desc>'data-4-novec'.H1:'data-4-novec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ata-4-novec'.A2:'data-4-novec'.A5</svg:desc>
                </draw:g>
              </table:table-cell>
              <table:table-cell office:value-type="float" office:value="2.01">
                <text:p>2.01</text:p>
                <draw:g>
                  <svg:desc>'data-4-novec'.B2:'data-4-novec'.B5</svg:desc>
                </draw:g>
              </table:table-cell>
              <table:table-cell office:value-type="float" office:value="9.07">
                <text:p>9.07</text:p>
                <draw:g>
                  <svg:desc>'data-4-novec'.C2:'data-4-novec'.C5</svg:desc>
                </draw:g>
              </table:table-cell>
              <table:table-cell office:value-type="float" office:value="39.68">
                <text:p>39.68</text:p>
                <draw:g>
                  <svg:desc>'data-4-novec'.D2:'data-4-novec'.D5</svg:desc>
                </draw:g>
              </table:table-cell>
              <table:table-cell office:value-type="float" office:value="22.58">
                <text:p>22.58</text:p>
                <draw:g>
                  <svg:desc>'data-4-novec'.E2:'data-4-novec'.E5</svg:desc>
                </draw:g>
              </table:table-cell>
              <table:table-cell office:value-type="float" office:value="89.22">
                <text:p>89.22</text:p>
                <draw:g>
                  <svg:desc>'data-4-novec'.F2:'data-4-novec'.F5</svg:desc>
                </draw:g>
              </table:table-cell>
              <table:table-cell office:value-type="float" office:value="138.93">
                <text:p>138.93</text:p>
                <draw:g>
                  <svg:desc>'data-4-novec'.G2:'data-4-novec'.G5</svg:desc>
                </draw:g>
              </table:table-cell>
              <table:table-cell office:value-type="float" office:value="137.89">
                <text:p>137.89</text:p>
                <draw:g>
                  <svg:desc>'data-4-novec'.H2:'data-4-novec'.H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7">
                <text:p>0.37</text:p>
              </table:table-cell>
              <table:table-cell office:value-type="float" office:value="12.31">
                <text:p>12.31</text:p>
              </table:table-cell>
              <table:table-cell office:value-type="float" office:value="3.79">
                <text:p>3.79</text:p>
              </table:table-cell>
              <table:table-cell office:value-type="float" office:value="124.24">
                <text:p>124.24</text:p>
              </table:table-cell>
              <table:table-cell office:value-type="float" office:value="232.24">
                <text:p>232.24</text:p>
              </table:table-cell>
              <table:table-cell office:value-type="float" office:value="265.54">
                <text:p>265.54</text:p>
              </table:table-cell>
              <table:table-cell office:value-type="float" office:value="263.77">
                <text:p>263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7">
                <text:p>0.37</text:p>
              </table:table-cell>
              <table:table-cell office:value-type="float" office:value="8.1">
                <text:p>8.1</text:p>
              </table:table-cell>
              <table:table-cell office:value-type="float" office:value="40.02">
                <text:p>40.02</text:p>
              </table:table-cell>
              <table:table-cell office:value-type="float" office:value="159.48">
                <text:p>159.48</text:p>
              </table:table-cell>
              <table:table-cell office:value-type="float" office:value="299.85">
                <text:p>299.85</text:p>
              </table:table-cell>
              <table:table-cell office:value-type="float" office:value="382.41">
                <text:p>382.41</text:p>
              </table:table-cell>
              <table:table-cell office:value-type="float" office:value="385.78">
                <text:p>385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9">
                <text:p>0.29</text:p>
              </table:table-cell>
              <table:table-cell office:value-type="float" office:value="4.58">
                <text:p>4.58</text:p>
              </table:table-cell>
              <table:table-cell office:value-type="float" office:value="3.04">
                <text:p>3.04</text:p>
              </table:table-cell>
              <table:table-cell office:value-type="float" office:value="27.21">
                <text:p>27.21</text:p>
              </table:table-cell>
              <table:table-cell office:value-type="float" office:value="251.25">
                <text:p>251.25</text:p>
              </table:table-cell>
              <table:table-cell office:value-type="float" office:value="507.32">
                <text:p>507.32</text:p>
              </table:table-cell>
              <table:table-cell office:value-type="float" office:value="506.31">
                <text:p>506.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96cm" svg:height="13.627cm" xlink:href=".." xlink:type="simple" chart:class="chart:scatter" chart:style-name="ch1">
        <chart:legend chart:legend-position="end" svg:x="20.967cm" svg:y="5.767cm" style:legend-expansion="high" chart:style-name="ch2"/>
        <chart:plot-area chart:style-name="ch3" table:cell-range-address="'data-4-novec'.B1:'data-4-novec'.H5 'data-4-novec'.A2:'data-4-novec'.A5" chart:data-source-has-labels="column" svg:x="0.449cm" svg:y="0.272cm" svg:width="20.069cm" svg:height="13.083cm">
          <chartooo:coordinate-region svg:x="1.256cm" svg:y="0.472cm" svg:width="18.428cm" svg:height="12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-4-novec'.B2:'data-4-novec'.H2" chart:label-cell-address="'data-4-novec'.A2:'data-4-novec'.A2" chart:class="chart:scatter">
            <chart:domain table:cell-range-address="'data-4-novec'.B1:'data-4-novec'.H1"/>
            <chart:data-point chart:repeated="7"/>
          </chart:series>
          <chart:series chart:style-name="ch7" chart:values-cell-range-address="'data-4-novec'.B3:'data-4-novec'.H3" chart:label-cell-address="'data-4-novec'.A3:'data-4-novec'.A3" chart:class="chart:scatter">
            <chart:data-point chart:repeated="7"/>
          </chart:series>
          <chart:series chart:style-name="ch8" chart:values-cell-range-address="'data-4-novec'.B4:'data-4-novec'.H4" chart:label-cell-address="'data-4-novec'.A4:'data-4-novec'.A4" chart:class="chart:scatter">
            <chart:data-point chart:repeated="7"/>
          </chart:series>
          <chart:series chart:style-name="ch9" chart:values-cell-range-address="'data-4-novec'.B5:'data-4-novec'.H5" chart:label-cell-address="'data-4-novec'.A5:'data-4-novec'.A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'data-4-novec'.B1:'data-4-novec'.H1</svg:desc>
                </draw:g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64000000">
                <text:p>640000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1</text:p>
                <draw:g>
                  <svg:desc>'data-4-novec'.A2:'data-4-novec'.A2</svg:desc>
                </draw:g>
              </table:table-cell>
              <table:table-cell office:value-type="float" office:value="2.01">
                <text:p>2.01</text:p>
                <draw:g>
                  <svg:desc>'data-4-novec'.B2:'data-4-novec'.H2</svg:desc>
                </draw:g>
              </table:table-cell>
              <table:table-cell office:value-type="float" office:value="9.07">
                <text:p>9.07</text:p>
              </table:table-cell>
              <table:table-cell office:value-type="float" office:value="39.68">
                <text:p>39.68</text:p>
              </table:table-cell>
              <table:table-cell office:value-type="float" office:value="22.58">
                <text:p>22.58</text:p>
              </table:table-cell>
              <table:table-cell office:value-type="float" office:value="89.22">
                <text:p>89.22</text:p>
              </table:table-cell>
              <table:table-cell office:value-type="float" office:value="138.93">
                <text:p>138.93</text:p>
              </table:table-cell>
              <table:table-cell office:value-type="float" office:value="137.89">
                <text:p>137.89</text:p>
              </table:table-cell>
            </table:table-row>
            <table:table-row>
              <table:table-cell office:value-type="string">
                <text:p>2</text:p>
                <draw:g>
                  <svg:desc>'data-4-novec'.A3:'data-4-novec'.A3</svg:desc>
                </draw:g>
              </table:table-cell>
              <table:table-cell office:value-type="float" office:value="0.37">
                <text:p>0.37</text:p>
                <draw:g>
                  <svg:desc>'data-4-novec'.B3:'data-4-novec'.H3</svg:desc>
                </draw:g>
              </table:table-cell>
              <table:table-cell office:value-type="float" office:value="12.31">
                <text:p>12.31</text:p>
              </table:table-cell>
              <table:table-cell office:value-type="float" office:value="3.79">
                <text:p>3.79</text:p>
              </table:table-cell>
              <table:table-cell office:value-type="float" office:value="124.24">
                <text:p>124.24</text:p>
              </table:table-cell>
              <table:table-cell office:value-type="float" office:value="232.24">
                <text:p>232.24</text:p>
              </table:table-cell>
              <table:table-cell office:value-type="float" office:value="265.54">
                <text:p>265.54</text:p>
              </table:table-cell>
              <table:table-cell office:value-type="float" office:value="263.77">
                <text:p>263.77</text:p>
              </table:table-cell>
            </table:table-row>
            <table:table-row>
              <table:table-cell office:value-type="string">
                <text:p>3</text:p>
                <draw:g>
                  <svg:desc>'data-4-novec'.A4:'data-4-novec'.A4</svg:desc>
                </draw:g>
              </table:table-cell>
              <table:table-cell office:value-type="float" office:value="0.37">
                <text:p>0.37</text:p>
                <draw:g>
                  <svg:desc>'data-4-novec'.B4:'data-4-novec'.H4</svg:desc>
                </draw:g>
              </table:table-cell>
              <table:table-cell office:value-type="float" office:value="8.1">
                <text:p>8.1</text:p>
              </table:table-cell>
              <table:table-cell office:value-type="float" office:value="40.02">
                <text:p>40.02</text:p>
              </table:table-cell>
              <table:table-cell office:value-type="float" office:value="159.48">
                <text:p>159.48</text:p>
              </table:table-cell>
              <table:table-cell office:value-type="float" office:value="299.85">
                <text:p>299.85</text:p>
              </table:table-cell>
              <table:table-cell office:value-type="float" office:value="382.41">
                <text:p>382.41</text:p>
              </table:table-cell>
              <table:table-cell office:value-type="float" office:value="385.78">
                <text:p>385.78</text:p>
              </table:table-cell>
            </table:table-row>
            <table:table-row>
              <table:table-cell office:value-type="string">
                <text:p>4</text:p>
                <draw:g>
                  <svg:desc>'data-4-novec'.A5:'data-4-novec'.A5</svg:desc>
                </draw:g>
              </table:table-cell>
              <table:table-cell office:value-type="float" office:value="0.29">
                <text:p>0.29</text:p>
                <draw:g>
                  <svg:desc>'data-4-novec'.B5:'data-4-novec'.H5</svg:desc>
                </draw:g>
              </table:table-cell>
              <table:table-cell office:value-type="float" office:value="4.58">
                <text:p>4.58</text:p>
              </table:table-cell>
              <table:table-cell office:value-type="float" office:value="3.04">
                <text:p>3.04</text:p>
              </table:table-cell>
              <table:table-cell office:value-type="float" office:value="27.21">
                <text:p>27.21</text:p>
              </table:table-cell>
              <table:table-cell office:value-type="float" office:value="251.25">
                <text:p>251.25</text:p>
              </table:table-cell>
              <table:table-cell office:value-type="float" office:value="507.32">
                <text:p>507.32</text:p>
              </table:table-cell>
              <table:table-cell office:value-type="float" office:value="506.31">
                <text:p>506.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263cm" svg:height="16.204cm" xlink:href=".." xlink:type="simple" chart:class="chart:scatter" chart:style-name="ch1">
        <chart:legend chart:legend-position="end" svg:x="19.252cm" svg:y="6.309cm" style:legend-expansion="high" chart:style-name="ch2"/>
        <chart:plot-area chart:style-name="ch3" table:cell-range-address="'data-4-vec'.A2:'data-4-vec'.H5 'data-4-vec'.B1:'data-4-vec'.H1" chart:data-source-has-labels="row" svg:x="0.445cm" svg:y="0.324cm" svg:width="18.362cm" svg:height="15.556cm">
          <chartooo:coordinate-region svg:x="1.252cm" svg:y="0.524cm" svg:width="17.13cm" svg:height="14.7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-4-vec'.B2:'data-4-vec'.B5" chart:label-cell-address="'data-4-vec'.B1:'data-4-vec'.B1" chart:class="chart:scatter">
            <chart:domain table:cell-range-address="'data-4-vec'.A2:'data-4-vec'.A5"/>
            <chart:data-point chart:repeated="4"/>
          </chart:series>
          <chart:series chart:style-name="ch7" chart:values-cell-range-address="'data-4-vec'.C2:'data-4-vec'.C5" chart:label-cell-address="'data-4-vec'.C1:'data-4-vec'.C1" chart:class="chart:scatter">
            <chart:data-point chart:repeated="4"/>
          </chart:series>
          <chart:series chart:style-name="ch8" chart:values-cell-range-address="'data-4-vec'.D2:'data-4-vec'.D5" chart:label-cell-address="'data-4-vec'.D1:'data-4-vec'.D1" chart:class="chart:scatter">
            <chart:data-point chart:repeated="4"/>
          </chart:series>
          <chart:series chart:style-name="ch9" chart:values-cell-range-address="'data-4-vec'.E2:'data-4-vec'.E5" chart:label-cell-address="'data-4-vec'.E1:'data-4-vec'.E1" chart:class="chart:scatter">
            <chart:data-point chart:repeated="4"/>
          </chart:series>
          <chart:series chart:style-name="ch10" chart:values-cell-range-address="'data-4-vec'.F2:'data-4-vec'.F5" chart:label-cell-address="'data-4-vec'.F1:'data-4-vec'.F1" chart:class="chart:scatter">
            <chart:data-point chart:repeated="4"/>
          </chart:series>
          <chart:series chart:style-name="ch11" chart:values-cell-range-address="'data-4-vec'.G2:'data-4-vec'.G5" chart:label-cell-address="'data-4-vec'.G1:'data-4-vec'.G1" chart:class="chart:scatter">
            <chart:data-point chart:repeated="4"/>
          </chart:series>
          <chart:series chart:style-name="ch12" chart:values-cell-range-address="'data-4-vec'.H2:'data-4-vec'.H5" chart:label-cell-address="'data-4-vec'.H1:'data-4-vec'.H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'data-4-vec'.B1:'data-4-vec'.B1</svg:desc>
                </draw:g>
              </table:table-cell>
              <table:table-cell office:value-type="string">
                <text:p>5000</text:p>
                <draw:g>
                  <svg:desc>'data-4-vec'.C1:'data-4-vec'.C1</svg:desc>
                </draw:g>
              </table:table-cell>
              <table:table-cell office:value-type="string">
                <text:p>10000</text:p>
                <draw:g>
                  <svg:desc>'data-4-vec'.D1:'data-4-vec'.D1</svg:desc>
                </draw:g>
              </table:table-cell>
              <table:table-cell office:value-type="string">
                <text:p>100000</text:p>
                <draw:g>
                  <svg:desc>'data-4-vec'.E1:'data-4-vec'.E1</svg:desc>
                </draw:g>
              </table:table-cell>
              <table:table-cell office:value-type="string">
                <text:p>1000000</text:p>
                <draw:g>
                  <svg:desc>'data-4-vec'.F1:'data-4-vec'.F1</svg:desc>
                </draw:g>
              </table:table-cell>
              <table:table-cell office:value-type="string">
                <text:p>64000000</text:p>
                <draw:g>
                  <svg:desc>'data-4-vec'.G1:'data-4-vec'.G1</svg:desc>
                </draw:g>
              </table:table-cell>
              <table:table-cell office:value-type="string">
                <text:p>100000000</text:p>
                <draw:g>
                  <svg:desc>'data-4-vec'.H1:'data-4-vec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ata-4-vec'.A2:'data-4-vec'.A5</svg:desc>
                </draw:g>
              </table:table-cell>
              <table:table-cell office:value-type="float" office:value="5.29">
                <text:p>5.29</text:p>
                <draw:g>
                  <svg:desc>'data-4-vec'.B2:'data-4-vec'.B5</svg:desc>
                </draw:g>
              </table:table-cell>
              <table:table-cell office:value-type="float" office:value="1.27">
                <text:p>1.27</text:p>
                <draw:g>
                  <svg:desc>'data-4-vec'.C2:'data-4-vec'.C5</svg:desc>
                </draw:g>
              </table:table-cell>
              <table:table-cell office:value-type="float" office:value="54.61">
                <text:p>54.61</text:p>
                <draw:g>
                  <svg:desc>'data-4-vec'.D2:'data-4-vec'.D5</svg:desc>
                </draw:g>
              </table:table-cell>
              <table:table-cell office:value-type="float" office:value="169.19">
                <text:p>169.19</text:p>
                <draw:g>
                  <svg:desc>'data-4-vec'.E2:'data-4-vec'.E5</svg:desc>
                </draw:g>
              </table:table-cell>
              <table:table-cell office:value-type="float" office:value="225.73">
                <text:p>225.73</text:p>
                <draw:g>
                  <svg:desc>'data-4-vec'.F2:'data-4-vec'.F5</svg:desc>
                </draw:g>
              </table:table-cell>
              <table:table-cell office:value-type="float" office:value="288.69">
                <text:p>288.69</text:p>
                <draw:g>
                  <svg:desc>'data-4-vec'.G2:'data-4-vec'.G5</svg:desc>
                </draw:g>
              </table:table-cell>
              <table:table-cell office:value-type="float" office:value="286.63">
                <text:p>286.63</text:p>
                <draw:g>
                  <svg:desc>'data-4-vec'.H2:'data-4-vec'.H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42">
                <text:p>2.42</text:p>
              </table:table-cell>
              <table:table-cell office:value-type="float" office:value="15.52">
                <text:p>15.52</text:p>
              </table:table-cell>
              <table:table-cell office:value-type="float" office:value="27.63">
                <text:p>27.63</text:p>
              </table:table-cell>
              <table:table-cell office:value-type="float" office:value="136.44">
                <text:p>136.44</text:p>
              </table:table-cell>
              <table:table-cell office:value-type="float" office:value="433.07">
                <text:p>433.07</text:p>
              </table:table-cell>
              <table:table-cell office:value-type="float" office:value="525.3">
                <text:p>525.3</text:p>
              </table:table-cell>
              <table:table-cell office:value-type="float" office:value="542.38">
                <text:p>542.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58">
                <text:p>5.58</text:p>
              </table:table-cell>
              <table:table-cell office:value-type="float" office:value="2.27">
                <text:p>2.27</text:p>
              </table:table-cell>
              <table:table-cell office:value-type="float" office:value="3.2">
                <text:p>3.2</text:p>
              </table:table-cell>
              <table:table-cell office:value-type="float" office:value="217.89">
                <text:p>217.89</text:p>
              </table:table-cell>
              <table:table-cell office:value-type="float" office:value="220.51">
                <text:p>220.51</text:p>
              </table:table-cell>
              <table:table-cell office:value-type="float" office:value="770.95">
                <text:p>770.95</text:p>
              </table:table-cell>
              <table:table-cell office:value-type="float" office:value="780.57">
                <text:p>780.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4">
                <text:p>0.44</text:p>
              </table:table-cell>
              <table:table-cell office:value-type="float" office:value="1.67">
                <text:p>1.67</text:p>
              </table:table-cell>
              <table:table-cell office:value-type="float" office:value="22.62">
                <text:p>22.62</text:p>
              </table:table-cell>
              <table:table-cell office:value-type="float" office:value="60.35">
                <text:p>60.35</text:p>
              </table:table-cell>
              <table:table-cell office:value-type="float" office:value="472.81">
                <text:p>472.81</text:p>
              </table:table-cell>
              <table:table-cell office:value-type="float" office:value="986.66">
                <text:p>986.66</text:p>
              </table:table-cell>
              <table:table-cell office:value-type="float" office:value="992">
                <text:p>9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13cm" svg:height="17.054cm" xlink:href=".." xlink:type="simple" chart:class="chart:scatter" chart:style-name="ch1">
        <chart:legend chart:legend-position="end" svg:x="19.884cm" svg:y="7.481cm" style:legend-expansion="high" chart:style-name="ch2"/>
        <chart:plot-area chart:style-name="ch3" table:cell-range-address="'data-4-vec'.B1:'data-4-vec'.H5 'data-4-vec'.A2:'data-4-vec'.A5" chart:data-source-has-labels="column" svg:x="0.428cm" svg:y="0.341cm" svg:width="19.028cm" svg:height="16.372cm">
          <chartooo:coordinate-region svg:x="1.235cm" svg:y="0.541cm" svg:width="17.201cm" svg:height="15.5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-4-vec'.B2:'data-4-vec'.H2" chart:label-cell-address="'data-4-vec'.A2:'data-4-vec'.A2" chart:class="chart:scatter">
            <chart:domain table:cell-range-address="'data-4-vec'.B1:'data-4-vec'.H1"/>
            <chart:data-point chart:repeated="7"/>
          </chart:series>
          <chart:series chart:style-name="ch7" chart:values-cell-range-address="'data-4-vec'.B3:'data-4-vec'.H3" chart:label-cell-address="'data-4-vec'.A3:'data-4-vec'.A3" chart:class="chart:scatter">
            <chart:data-point chart:repeated="7"/>
          </chart:series>
          <chart:series chart:style-name="ch8" chart:values-cell-range-address="'data-4-vec'.B4:'data-4-vec'.H4" chart:label-cell-address="'data-4-vec'.A4:'data-4-vec'.A4" chart:class="chart:scatter">
            <chart:data-point chart:repeated="7"/>
          </chart:series>
          <chart:series chart:style-name="ch9" chart:values-cell-range-address="'data-4-vec'.B5:'data-4-vec'.H5" chart:label-cell-address="'data-4-vec'.A5:'data-4-vec'.A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'data-4-vec'.B1:'data-4-vec'.H1</svg:desc>
                </draw:g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64000000">
                <text:p>640000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1</text:p>
                <draw:g>
                  <svg:desc>'data-4-vec'.A2:'data-4-vec'.A2</svg:desc>
                </draw:g>
              </table:table-cell>
              <table:table-cell office:value-type="float" office:value="5.29">
                <text:p>5.29</text:p>
                <draw:g>
                  <svg:desc>'data-4-vec'.B2:'data-4-vec'.H2</svg:desc>
                </draw:g>
              </table:table-cell>
              <table:table-cell office:value-type="float" office:value="1.27">
                <text:p>1.27</text:p>
              </table:table-cell>
              <table:table-cell office:value-type="float" office:value="54.61">
                <text:p>54.61</text:p>
              </table:table-cell>
              <table:table-cell office:value-type="float" office:value="169.19">
                <text:p>169.19</text:p>
              </table:table-cell>
              <table:table-cell office:value-type="float" office:value="225.73">
                <text:p>225.73</text:p>
              </table:table-cell>
              <table:table-cell office:value-type="float" office:value="288.69">
                <text:p>288.69</text:p>
              </table:table-cell>
              <table:table-cell office:value-type="float" office:value="286.63">
                <text:p>286.63</text:p>
              </table:table-cell>
            </table:table-row>
            <table:table-row>
              <table:table-cell office:value-type="string">
                <text:p>2</text:p>
                <draw:g>
                  <svg:desc>'data-4-vec'.A3:'data-4-vec'.A3</svg:desc>
                </draw:g>
              </table:table-cell>
              <table:table-cell office:value-type="float" office:value="2.42">
                <text:p>2.42</text:p>
                <draw:g>
                  <svg:desc>'data-4-vec'.B3:'data-4-vec'.H3</svg:desc>
                </draw:g>
              </table:table-cell>
              <table:table-cell office:value-type="float" office:value="15.52">
                <text:p>15.52</text:p>
              </table:table-cell>
              <table:table-cell office:value-type="float" office:value="27.63">
                <text:p>27.63</text:p>
              </table:table-cell>
              <table:table-cell office:value-type="float" office:value="136.44">
                <text:p>136.44</text:p>
              </table:table-cell>
              <table:table-cell office:value-type="float" office:value="433.07">
                <text:p>433.07</text:p>
              </table:table-cell>
              <table:table-cell office:value-type="float" office:value="525.3">
                <text:p>525.3</text:p>
              </table:table-cell>
              <table:table-cell office:value-type="float" office:value="542.38">
                <text:p>542.38</text:p>
              </table:table-cell>
            </table:table-row>
            <table:table-row>
              <table:table-cell office:value-type="string">
                <text:p>3</text:p>
                <draw:g>
                  <svg:desc>'data-4-vec'.A4:'data-4-vec'.A4</svg:desc>
                </draw:g>
              </table:table-cell>
              <table:table-cell office:value-type="float" office:value="5.58">
                <text:p>5.58</text:p>
                <draw:g>
                  <svg:desc>'data-4-vec'.B4:'data-4-vec'.H4</svg:desc>
                </draw:g>
              </table:table-cell>
              <table:table-cell office:value-type="float" office:value="2.27">
                <text:p>2.27</text:p>
              </table:table-cell>
              <table:table-cell office:value-type="float" office:value="3.2">
                <text:p>3.2</text:p>
              </table:table-cell>
              <table:table-cell office:value-type="float" office:value="217.89">
                <text:p>217.89</text:p>
              </table:table-cell>
              <table:table-cell office:value-type="float" office:value="220.51">
                <text:p>220.51</text:p>
              </table:table-cell>
              <table:table-cell office:value-type="float" office:value="770.95">
                <text:p>770.95</text:p>
              </table:table-cell>
              <table:table-cell office:value-type="float" office:value="780.57">
                <text:p>780.57</text:p>
              </table:table-cell>
            </table:table-row>
            <table:table-row>
              <table:table-cell office:value-type="string">
                <text:p>4</text:p>
                <draw:g>
                  <svg:desc>'data-4-vec'.A5:'data-4-vec'.A5</svg:desc>
                </draw:g>
              </table:table-cell>
              <table:table-cell office:value-type="float" office:value="0.44">
                <text:p>0.44</text:p>
                <draw:g>
                  <svg:desc>'data-4-vec'.B5:'data-4-vec'.H5</svg:desc>
                </draw:g>
              </table:table-cell>
              <table:table-cell office:value-type="float" office:value="1.67">
                <text:p>1.67</text:p>
              </table:table-cell>
              <table:table-cell office:value-type="float" office:value="22.62">
                <text:p>22.62</text:p>
              </table:table-cell>
              <table:table-cell office:value-type="float" office:value="60.35">
                <text:p>60.35</text:p>
              </table:table-cell>
              <table:table-cell office:value-type="float" office:value="472.81">
                <text:p>472.81</text:p>
              </table:table-cell>
              <table:table-cell office:value-type="float" office:value="986.66">
                <text:p>986.66</text:p>
              </table:table-cell>
              <table:table-cell office:value-type="float" office:value="992">
                <text:p>9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